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bottom="0.1111in" fo:line-height="108%"/>
      <style:text-properties style:font-name="Calibri" fo:font-size="11.0pt"/>
    </style:style>
    <style:style style:name="P23" style:family="paragraph" style:parent-style-name="Standard">
      <style:paragraph-properties fo:margin-bottom="0.1111in" fo:line-height="108%"/>
      <style:text-properties style:font-name="Calibri" fo:font-size="11.0pt" fo:color="#0563c1"/>
    </style:style>
    <style:style style:name="P24" style:family="paragraph" style:parent-style-name="Standard">
      <style:paragraph-properties fo:margin-bottom="0.1111in" fo:margin-left="0.5000in" fo:text-indent="-0.2500in" fo:line-height="108%"/>
      <style:text-properties style:font-name="Calibri" fo:font-size="11.0pt"/>
    </style:style>
    <style:style style:name="P25" style:family="paragraph" style:parent-style-name="Standard">
      <style:paragraph-properties fo:margin-bottom="0.1111in" fo:line-height="108%">
        <style:tab-stops>
          <style:tab-stop style:position="1.5250in"/>
        </style:tab-stops>
      </style:paragraph-properties>
      <style:text-properties style:font-name="Calibri" fo:font-size="11.0pt"/>
    </style:style>
    <style:style style:name="P26" style:family="paragraph" style:parent-style-name="Standard">
      <style:paragraph-properties fo:margin-bottom="0.1111in" fo:margin-left="0.5000in" fo:text-indent="-0.2500in" fo:line-height="108%"/>
      <style:text-properties style:font-name="Calibri" fo:font-size="11.0pt" fo:color="#0563c1"/>
    </style:style>
    <style:style style:name="P27" style:family="paragraph" style:parent-style-name="Standard">
      <style:paragraph-properties fo:margin-bottom="0.1111in" fo:margin-left="1.0000in" fo:text-indent="-0.2500in" fo:line-height="108%"/>
      <style:text-properties style:font-name="Calibri" fo:font-size="11.0pt"/>
    </style:style>
    <style:style style:name="P28" style:family="paragraph" style:parent-style-name="Standard">
      <style:paragraph-properties fo:margin-bottom="0.1111in" fo:margin-left="0.7500in" fo:text-indent="-0.2500in" fo:line-height="108%"/>
      <style:text-properties style:font-name="Calibri" fo:font-size="11.0pt"/>
    </style:style>
    <style:style style:name="P29" style:family="paragraph" style:parent-style-name="Standard">
      <style:paragraph-properties fo:margin-bottom="0.1111in" fo:margin-left="0.7500in" fo:line-height="108%"/>
      <style:text-properties style:font-name="Calibri" fo:font-size="11.0pt"/>
    </style:style>
    <style:style style:name="P30" style:family="paragraph" style:parent-style-name="Standard">
      <style:paragraph-properties fo:margin-bottom="0.1965in" fo:line-height="120%"/>
      <style:text-properties style:font-name="Times" fo:font-size="10.5pt" fo:color="#252525"/>
    </style:style>
    <style:style style:name="P31" style:family="paragraph" style:parent-style-name="Standard">
      <style:paragraph-properties fo:margin-bottom="0.1965in"/>
      <style:text-properties style:font-name="Times" fo:font-size="10.5pt" fo:color="#252525"/>
    </style:style>
    <style:style style:name="P32" style:family="paragraph" style:parent-style-name="Standard">
      <style:paragraph-properties fo:line-height="160%"/>
      <style:text-properties style:font-name="Times" fo:font-size="14.0pt" fo:color="#000000"/>
    </style:style>
    <style:style style:name="P33"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0.5pt" fo:color="#252525"/>
    </style:style>
    <style:style style:name="P34" style:family="paragraph" style:parent-style-name="Standard">
      <style:paragraph-properties fo:line-height="120%"/>
      <style:text-properties style:font-name="Times" fo:font-size="12.0pt" fo:color="#000000"/>
    </style:style>
    <style:style style:name="P35" style:family="paragraph" style:parent-style-name="Standard">
      <style:paragraph-properties fo:margin-left="2.0000in"/>
      <style:text-properties style:font-name="Times" fo:font-size="11.0pt" fo:color="#000000"/>
    </style:style>
    <style:style style:name="P36"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37"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38" style:family="paragraph" style:parent-style-name="Standard">
      <style:paragraph-properties fo:margin-left="0.4660in" fo:text-indent="1.0340in"/>
      <style:text-properties style:font-name="Times" fo:font-size="11.0pt" fo:color="#000000"/>
    </style:style>
    <style:style style:name="P39" style:family="paragraph" style:parent-style-name="Standard">
      <style:paragraph-properties fo:margin-left="1.5000in"/>
      <style:text-properties style:font-name="Times" fo:font-size="11.0pt" fo:color="#000000"/>
    </style:style>
    <style:style style:name="P40"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41" style:family="paragraph" style:parent-style-name="Standard">
      <style:paragraph-properties fo:margin-left="0.4924in"/>
      <style:text-properties style:font-name="Times" fo:font-size="12.0pt" fo:color="#1f4e79"/>
    </style:style>
    <style:style style:name="P42"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43"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44"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45" style:family="paragraph" style:parent-style-name="Standard">
      <style:paragraph-properties fo:margin-bottom="0.1111in" fo:line-height="107%"/>
      <style:text-properties style:font-name="Times" fo:font-size="12.0pt" fo:color="#000000"/>
    </style:style>
    <style:style style:name="P46"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47" style:family="paragraph" style:parent-style-name="Standard">
      <style:paragraph-properties fo:margin-bottom="0.1667in"/>
      <style:text-properties style:font-name="Times" fo:font-size="12.0pt" fo:color="#333333"/>
    </style:style>
    <style:style style:name="P48"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49" style:family="paragraph" style:parent-style-name="Standard">
      <style:paragraph-properties fo:margin-bottom="0.1667in"/>
      <style:text-properties style:font-name="Times" fo:font-size="12.0pt" fo:color="#000000"/>
    </style:style>
    <style:style style:name="P50" style:family="paragraph" style:parent-style-name="Standard">
      <style:paragraph-properties fo:margin-bottom="0.1667in"/>
      <style:text-properties style:font-name="Times" fo:font-size="12.0pt" fo:color="#1f4e79"/>
    </style:style>
    <style:style style:name="P51" style:family="paragraph" style:parent-style-name="Standard">
      <style:paragraph-properties fo:margin-bottom="0.1111in" fo:text-align="justify" fo:line-height="107%"/>
      <style:text-properties style:font-name="Times" fo:font-size="12.0pt" fo:color="#1f4e79"/>
    </style:style>
    <style:style style:name="P52" style:family="paragraph" style:parent-style-name="Standard">
      <style:paragraph-properties fo:margin-bottom="0.1111in" fo:margin-left="0.5000in" fo:text-align="justify" fo:text-indent="-0.2500in"/>
      <style:text-properties style:font-name="Times" fo:font-size="12.0pt" fo:color="#000000"/>
    </style:style>
    <style:style style:name="P53" style:family="paragraph" style:parent-style-name="Standard">
      <style:paragraph-properties fo:margin-bottom="0.1111in" fo:margin-left="0.5000in" fo:text-align="justify" fo:text-indent="-0.2500in"/>
      <style:text-properties style:font-name="Times" fo:font-size="12.0pt" fo:color="#0563c1"/>
    </style:style>
    <style:style style:name="P54" style:family="paragraph" style:parent-style-name="Standard">
      <style:paragraph-properties fo:margin-bottom="0.1111in" fo:margin-left="0.5000in" fo:text-indent="-0.2500in"/>
      <style:text-properties style:font-name="Times" fo:font-size="12.0pt" fo:color="#000000"/>
    </style:style>
    <style:style style:name="P55" style:family="paragraph" style:parent-style-name="Standard">
      <style:paragraph-properties fo:margin-left="0.5000in" fo:text-indent="-0.2500in"/>
      <style:text-properties style:font-name="Times" fo:font-size="11.0pt" fo:color="#000000"/>
    </style:style>
    <style:style style:name="P56" style:family="paragraph" style:parent-style-name="Standard">
      <style:text-properties style:font-name="Arial" fo:font-size="11.5pt" fo:color="#439fe0" fo:background-color="#ffffff"/>
    </style:style>
    <style:style style:name="P57" style:family="paragraph" style:parent-style-name="Standard">
      <style:text-properties style:font-name="Times" fo:font-size="12.0pt" fo:color="#1f4e79"/>
    </style:style>
    <style:style style:name="P58" style:family="paragraph" style:parent-style-name="Standard">
      <style:paragraph-properties fo:margin-bottom="0.1111in" fo:text-align="justify" fo:line-height="107%"/>
      <style:text-properties style:font-name="Times" fo:font-size="12.0pt" fo:color="#0563c1"/>
    </style:style>
    <style:style style:name="P59" style:family="paragraph" style:parent-style-name="Standard">
      <style:paragraph-properties fo:margin-bottom="0.1111in" fo:line-height="107%"/>
      <style:text-properties style:font-name="Calibri" fo:font-size="11.0pt" fo:color="#000000"/>
    </style:style>
    <style:style style:name="P60"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61" style:family="paragraph" style:parent-style-name="Standard">
      <style:paragraph-properties fo:margin-bottom="0.1111in" fo:line-height="107%"/>
      <style:text-properties style:font-name="Times" fo:font-size="12.0pt" fo:color="#000000" fo:background-color="#ffffff"/>
    </style:style>
    <style:style style:name="P62" style:family="paragraph" style:parent-style-name="Standard">
      <style:paragraph-properties fo:margin-bottom="0.1111in" fo:text-align="center" fo:line-height="107%"/>
      <style:text-properties style:font-name="Times" fo:font-size="12.0pt" fo:color="#000000"/>
    </style:style>
    <style:style style:name="P63" style:family="paragraph" style:parent-style-name="Standard">
      <style:paragraph-properties fo:margin-bottom="0.1389in" fo:text-align="center"/>
      <style:text-properties style:font-name="Calibri" fo:font-size="9.0pt" fo:color="#44546a"/>
    </style:style>
    <style:style style:name="P6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65"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66"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67"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68"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69" style:family="paragraph" style:parent-style-name="Standard">
      <style:paragraph-properties fo:margin-bottom="0.1111in" fo:margin-left="0.5000in" fo:text-indent="-0.2500in"/>
      <style:text-properties style:font-name="Times" fo:font-size="12.0pt" fo:color="#0563c1"/>
    </style:style>
    <style:style style:name="P70" style:family="paragraph" style:parent-style-name="Standard">
      <style:paragraph-properties fo:margin-left="0.2500in"/>
      <style:text-properties style:font-name="Times" fo:font-size="11.0pt" fo:color="#000000"/>
    </style:style>
    <style:style style:name="P71"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72" style:family="paragraph" style:parent-style-name="Standard">
      <style:paragraph-properties fo:text-indent="0.2500in"/>
      <style:text-properties style:font-name="Times" fo:font-size="10.0pt" fo:color="#000000"/>
    </style:style>
    <style:style style:name="P7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7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75"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76"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77"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78"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79" style:family="paragraph" style:parent-style-name="Standard">
      <style:paragraph-properties fo:margin-left="0.2500in"/>
      <style:text-properties style:font-name="Times" fo:font-size="11.0pt" fo:color="#0000ff"/>
    </style:style>
    <style:style style:name="P80"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81"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82"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83" style:family="paragraph" style:parent-style-name="Standard">
      <style:paragraph-properties fo:margin-left="0.0333in" fo:text-align="justify" style:line-height-at-least="0.1889in"/>
      <style:text-properties style:font-name="Times" fo:font-size="8.0pt" fo:color="#000000"/>
    </style:style>
    <style:style style:name="P84" style:family="paragraph" style:parent-style-name="Standard">
      <style:paragraph-properties fo:margin-left="0.5000in" fo:text-indent="0.5000in"/>
      <style:text-properties style:font-name="Times" fo:font-size="12.0pt" fo:color="#000000"/>
    </style:style>
    <style:style style:name="P85" style:family="paragraph" style:parent-style-name="Standard">
      <style:paragraph-properties fo:margin-left="0.5000in"/>
      <style:text-properties style:font-name="Times" fo:font-size="12.0pt" fo:color="#000000"/>
    </style:style>
    <style:style style:name="P86" style:family="paragraph" style:parent-style-name="Standard">
      <style:paragraph-properties fo:margin-left="0.2500in"/>
      <style:text-properties style:font-name="Times" fo:font-size="12.0pt" fo:color="#000000"/>
    </style:style>
    <style:style style:name="P87" style:family="paragraph" style:parent-style-name="Standard">
      <style:paragraph-properties fo:margin-bottom="0.1042in" style:line-height-at-least="0.2083in"/>
      <style:text-properties style:font-name="Times" fo:font-size="11.0pt" fo:color="#000000"/>
    </style:style>
    <style:style style:name="P88" style:family="paragraph" style:parent-style-name="Standard">
      <style:paragraph-properties fo:margin-left="1.0000in"/>
      <style:text-properties style:font-name="Times" fo:font-size="11.0pt" fo:color="#000000"/>
    </style:style>
    <style:style style:name="P89" style:family="paragraph" style:parent-style-name="Standard">
      <style:paragraph-properties fo:margin-left="1.4771in"/>
      <style:text-properties style:font-name="Times" fo:font-size="11.0pt" fo:color="#000000"/>
    </style:style>
    <style:style style:name="P90" style:family="paragraph" style:parent-style-name="Standard">
      <style:text-properties style:font-name="Times" fo:font-size="11.0pt" fo:color="#500050"/>
    </style:style>
    <style:style style:name="P91" style:family="paragraph" style:parent-style-name="Standard">
      <style:paragraph-properties fo:margin-left="0.9840in"/>
      <style:text-properties style:font-name="Times" fo:font-size="12.0pt" fo:color="#000000"/>
    </style:style>
    <style:style style:name="P92" style:family="paragraph" style:parent-style-name="Standard">
      <style:paragraph-properties fo:margin-bottom="0.1965in"/>
      <style:text-properties style:font-name="Times" fo:font-size="9.0pt" fo:color="#000000"/>
    </style:style>
    <style:style style:name="P93" style:family="paragraph" style:parent-style-name="Standard">
      <style:paragraph-properties fo:margin-bottom="0.1965in" fo:line-height="120%"/>
      <style:text-properties style:font-name="Times" fo:font-size="12.0pt" fo:color="#000000"/>
    </style:style>
    <style:style style:name="P94" style:family="paragraph" style:parent-style-name="Standard">
      <style:paragraph-properties fo:margin-left="0.2500in" fo:line-height="120%"/>
      <style:text-properties style:font-name="Times" fo:font-size="12.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fo:color="#000000"/>
    </style:style>
    <style:style style:name="T14" style:family="text">
      <style:text-properties fo:color="#000000"/>
    </style:style>
    <style:style style:name="T15" style:family="text">
      <style:text-properties fo:letter-spacing="0.0000in" fo:color="#0b0080"/>
    </style:style>
    <style:style style:name="T16" style:family="text">
      <style:text-properties fo:font-weight="bold" fo:font-weight-asian="bold" fo:font-weight-complex="bold" style:text-underline-style="solid"/>
    </style:style>
    <style:style style:name="T17" style:family="text">
      <style:text-properties fo:font-size="13.5pt" fo:font-size-asian="13.5pt" fo:font-size-complex="13.5pt" fo:background-color="#ffffff"/>
    </style:style>
    <style:style style:name="T18" style:family="text">
      <style:text-properties fo:font-size="13.5pt" fo:font-size-asian="13.5pt" fo:font-size-complex="13.5pt"/>
    </style:style>
    <style:style style:name="T19" style:family="text">
      <style:text-properties fo:font-weight="bold" fo:font-weight-asian="bold" fo:font-weight-complex="bold" fo:color="#1f4e79"/>
    </style:style>
    <style:style style:name="T20" style:family="text">
      <style:text-properties fo:color="#1f4e79"/>
    </style:style>
    <style:style style:name="T21" style:family="text">
      <style:text-properties style:font-name="Calibri" fo:font-size="11.0pt" fo:font-size-asian="11.0pt" fo:font-size-complex="11.0pt"/>
    </style:style>
    <style:style style:name="T22" style:family="text">
      <style:text-properties fo:color="#333333"/>
    </style:style>
    <style:style style:name="T23" style:family="text">
      <style:text-properties style:font-name="Times New Roman"/>
    </style:style>
    <style:style style:name="T24" style:family="text">
      <style:text-properties style:text-underline-style="solid" fo:color="#0563c1"/>
    </style:style>
    <style:style style:name="T25" style:family="text">
      <style:text-properties style:font-name="Times" fo:font-size="12.0pt" fo:font-size-asian="12.0pt" fo:font-size-complex="12.0pt" fo:font-weight="bold" fo:font-weight-asian="bold" fo:font-weight-complex="bold" fo:color="#1f4e79"/>
    </style:style>
    <style:style style:name="T26" style:family="text">
      <style:text-properties style:font-name="Times" fo:font-size="11.0pt" fo:font-size-asian="11.0pt" fo:font-size-complex="11.0pt" fo:color="#000000"/>
    </style:style>
    <style:style style:name="T27" style:family="text">
      <style:text-properties style:font-name="Times" fo:color="#3d3c40"/>
    </style:style>
    <style:style style:name="T28" style:family="text">
      <style:text-properties style:font-name="Times" fo:font-size="12.0pt" fo:font-size-asian="12.0pt" fo:font-size-complex="12.0pt"/>
    </style:style>
    <style:style style:name="T29" style:family="text">
      <style:text-properties style:font-name="Courier New" fo:color="#000000"/>
    </style:style>
    <style:style style:name="T30" style:family="text">
      <style:text-properties fo:color="#0000ff"/>
    </style:style>
    <style:style style:name="T31" style:family="text">
      <style:text-properties fo:color="#a52a2a"/>
    </style:style>
    <style:style style:name="T32" style:family="text">
      <style:text-properties fo:color="#ff0000"/>
    </style:style>
    <style:style style:name="T33" style:family="text">
      <style:text-properties fo:color="#0000cd"/>
    </style:style>
    <style:style style:name="T34" style:family="text">
      <style:text-properties style:font-name="Consolas" fo:font-size="11.5pt" fo:font-size-asian="11.5pt" fo:font-size-complex="11.5pt" fo:color="#a52a2a"/>
    </style:style>
    <style:style style:name="T35" style:family="text">
      <style:text-properties style:font-name="Consolas" fo:font-size="11.5pt" fo:font-size-asian="11.5pt" fo:font-size-complex="11.5pt" fo:background-color="#ffffff"/>
    </style:style>
    <style:style style:name="T36" style:family="text">
      <style:text-properties style:font-name="Consolas" fo:font-size="11.5pt" fo:font-size-asian="11.5pt" fo:font-size-complex="11.5pt" fo:color="#ff0000"/>
    </style:style>
    <style:style style:name="T37" style:family="text">
      <style:text-properties style:font-name="Consolas" fo:font-size="11.5pt" fo:font-size-asian="11.5pt" fo:font-size-complex="11.5pt" fo:color="#0000cd"/>
    </style:style>
    <style:style style:name="T38" style:family="text">
      <style:text-properties fo:color="#000000" fo:background-color="#ffffff"/>
    </style:style>
    <style:style style:name="T39" style:family="text">
      <style:text-properties style:font-name="Times" fo:font-size="12.0pt" fo:font-size-asian="12.0pt" fo:font-size-complex="12.0pt" fo:color="#000000"/>
    </style:style>
    <style:style style:name="T40" style:family="text">
      <style:text-properties fo:color="#444444"/>
    </style:style>
    <style:style style:name="T41" style:family="text">
      <style:text-properties fo:color="#666600"/>
    </style:style>
    <style:style style:name="T42" style:family="text">
      <style:text-properties fo:color="#006666"/>
    </style:style>
    <style:style style:name="T43" style:family="text">
      <style:text-properties fo:color="#000088"/>
    </style:style>
    <style:style style:name="T44" style:family="text">
      <style:text-properties fo:font-weight="bold" fo:font-weight-asian="bold" fo:font-weight-complex="bold" fo:color="#9966cc"/>
    </style:style>
    <style:style style:name="T45" style:family="text">
      <style:text-properties fo:font-weight="bold" fo:font-weight-asian="bold" fo:font-weight-complex="bold" fo:color="#006600"/>
    </style:style>
    <style:style style:name="T46" style:family="text">
      <style:text-properties fo:color="#110000"/>
    </style:style>
    <style:style style:name="T47" style:family="text">
      <style:text-properties fo:font-weight="bold" fo:font-weight-asian="bold" fo:font-weight-complex="bold" fo:color="#cc0066"/>
    </style:style>
    <style:style style:name="T48" style:family="text">
      <style:text-properties fo:color="#9900cc"/>
    </style:style>
    <style:style style:name="T49" style:family="text">
      <style:text-properties fo:color="#996600"/>
    </style:style>
    <style:style style:name="T50" style:family="text">
      <style:text-properties style:text-underline-style="solid" style:text-underline-color="#0000ff"/>
    </style:style>
    <style:style style:name="T51" style:family="text">
      <style:text-properties fo:color="#313131"/>
    </style:style>
    <style:style style:name="T52" style:family="text">
      <style:text-properties fo:color="#7f0055"/>
    </style:style>
    <style:style style:name="T53" style:family="text">
      <style:text-properties fo:font-size="7.0pt" fo:font-size-asian="7.0pt" fo:font-size-complex="7.0pt" fo:background-color="#ffffff"/>
    </style:style>
    <style:style style:name="T54" style:family="text">
      <style:text-properties fo:background-color="#ffffff"/>
    </style:style>
    <style:style style:name="T55" style:family="text">
      <style:text-properties fo:font-style="italic" fo:font-style-asian="italic" fo:font-style-complex="italic" fo:font-weight="bold" fo:font-weight-asian="bold" fo:font-weight-complex="bold" style:text-underline-style="solid"/>
    </style:style>
    <style:style style:name="T56" style:family="text">
      <style:text-properties style:font-name="Lucida Grande"/>
    </style:style>
    <style:style style:name="T57" style:family="text">
      <style:text-properties fo:font-size="9.0pt" fo:font-size-asian="9.0pt" fo:font-size-complex="9.0pt" fo:letter-spacing="0.0000in" fo:color="#000000"/>
    </style:style>
    <style:style style:name="T58" style:family="text">
      <style:text-properties fo:font-size="9.0pt" fo:font-size-asian="9.0pt" fo:font-size-complex="9.0pt" fo:font-style="italic" fo:font-style-asian="italic" fo:font-style-complex="italic" fo:letter-spacing="0.0000in" fo:color="#000000"/>
    </style:style>
    <style:style style:name="T59" style:family="text">
      <style:text-properties style:text-underline-style="solid" fo:letter-spacing="0.0000in" fo:color="#000000"/>
    </style:style>
    <style:style style:name="T60" style:family="text">
      <style:text-properties fo:font-size="11.0pt" fo:font-size-asian="11.0pt" fo:font-size-complex="11.0pt" fo:letter-spacing="0.0000in" fo:color="#1155cc"/>
    </style:style>
    <style:style style:name="T61" style:family="text">
      <style:text-properties fo:font-size="11.0pt" fo:font-size-asian="11.0pt" fo:font-size-complex="11.0pt" style:text-underline-style="solid" fo:letter-spacing="0.0000in"/>
    </style:style>
    <style:style style:name="T62" style:family="text">
      <style:text-properties style:font-name="Lucida Grande" fo:font-size="11.0pt" fo:font-size-asian="11.0pt" fo:font-size-complex="11.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A">
        <style:list-level-properties text:space-before="0.25in" text:min-label-width="0.25in"/>
      </text:list-level-style-number>
    </text:list-style>
    <text:list-style style:name="L5">
      <text:list-level-style-number text:level="1" style:num-suffix="." style:num-format="I">
        <style:list-level-properties text:space-before="0.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7">
      <text:list-level-style-bullet text:level="1" text:bullet-char="">
        <style:list-level-properties text:space-before="0.25in" text:min-label-width="0.25in"/>
      </text:list-level-style-bullet>
    </text:list-style>
    <text:list-style style:name="L8">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10">
      <text:list-level-style-number text:level="1" style:num-suffix=")" style:num-format="a">
        <style:list-level-properties text:space-before="0.25in" text:min-label-width="0.25in"/>
      </text:list-level-style-number>
    </text:list-style>
    <text:list-style style:name="L11">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text:span text:style-name="T4"/></text:p>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2"><text:span text:style-name="T1">Question 12:</text:span></text:p>
      <text:p text:style-name="P23"><text:span text:style-name="T13">Pivotal Tracker URL:</text:span><text:span text:style-name="T14"><text:s/></text:span><text:a xlink:type="simple" xlink:href="https://www.pivotaltracker.com/n/projects/1339742"><text:span text:style-name="T2">https://www.pivotaltracker.com/n/projects/1339742</text:span></text:a><text:span text:style-name="T14"><text:s/></text:span></text:p>
      <text:p text:style-name="P22"><text:span text:style-name="T1">Owner Name:</text:span><text:s/>Harshal Patil</text:p>
      <text:p text:style-name="P22"><text:span text:style-name="T1">Initial Answer:</text:span></text:p>
      <text:p text:style-name="P22"/>
      <text:list text:style-name="L4">
        <text:list-item>
          <text:p text:style-name="P24">A.<text:tab/>Define ASP and explain why it failed.</text:p>
        </text:list-item>
      </text:list>
      <text:p text:style-name="P22">An application service provider (ASP) is defined as an enterprise that delivers application functionality and associated services across a network to multiple customers using a rental or usage-based transaction-pricing model.</text:p>
      <text:p text:style-name="P22">ASP is a failed model because it lacks scalability for the vendor, there is too much customization, generally a single Revenue Model, no inbuilt aggregation of data, and no network effect data to collect and aggregate.</text:p>
      <text:p text:style-name="P25">B. Define Saas <text:tab/></text:p>
      <text:p text:style-name="P22">Software as a Service (SaaS) is a software distribution model in which applications are hosted by a vendor or service provider and made available to customers over a network, typically the Internet.</text:p>
      <text:p text:style-name="P22">C. Define Soa</text:p>
      <text:p text:style-name="P22">Service-Oriented Architecture (SOA) is an architectural style that supports service-orientation. Service-orientation is a way of thinking in terms of services and service-based development and the outcomes of services.</text:p>
      <text:p text:style-name="P22">D. Define Cloud Computing </text:p>
      <text:p text:style-name="P22">The practice of using a network of remote servers hosted on the Internet to store, manage, and process data, rather than a local server or a personal computer.</text:p>
      <text:p text:style-name="P22">E. Describe the relationships among each of the above.</text:p>
      <text:p text:style-name="P22"><text:s/>Namely, that the link between cloud computing ,Saas, Asp and SOA has multiple angles.</text:p>
      <text:p text:style-name="P22"/>
      <text:p text:style-name="P22">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22"/>
      <text:p text:style-name="P22">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22"/>
      <text:p text:style-name="P22">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22"/>
      <text:p text:style-name="P22">Back in 2006 I was doing some research for an event that we were considering running on “IT Sourcing in the 21st Century”. As part of trying to work out what might be in scope and what might be out of scope, I drew this picture:</text:p>
      <text:p text:style-name="P22"/>
      <text:p text:style-name="P22"/>
      <text:p text:style-name="P22"/>
      <text:p text:style-name="P22">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22"/>
      <text:p text:style-name="P22">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22"/>
      <text:p text:style-name="P22">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22"/>
      <text:p text:style-name="P22">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22"/>
      <text:p text:style-name="P22">F. Why has SaaS become so successful </text:p>
      <text:p text:style-name="P22">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22"><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22">Hence Saas is considered the future technology and that is why successful.</text:p>
      <text:p text:style-name="P22"/>
      <text:p text:style-name="P22"><text:span text:style-name="T1">Reference:</text:span></text:p>
      <text:list text:style-name="L3">
        <text:list-item>
          <text:p text:style-name="P24">1)<text:tab/>Fox, Armando; Patterson, David (2014-01-03). Engineering Software as a Service: An Agile Approach Using Cloud Computing (Kindle Locations 2250-2251). Strawberry Canyon LLC. Kindle Edition.</text:p>
        </text:list-item>
        <text:list-item>
          <text:p text:style-name="P26"><text:span text:style-name="T14">2)<text:tab/></text:span><text:a xlink:type="simple" xlink:href="http://www.mwdadvisors.com/blog/2009/02/cloud-computing-saas-and-soa-universal.html"><text:span text:style-name="T2">http://www.mwdadvisors.com/blog/2009/02/cloud-computing-saas-and-soa-universal.html</text:span></text:a></text:p>
        </text:list-item>
        <text:list-item>
          <text:p text:style-name="P24">3)<text:tab/>Wikipedia</text:p>
        </text:list-item>
      </text:list>
      <text:p text:style-name="P22"><text:span text:style-name="T1">Collaborators: <text:s/></text:span></text:p>
      <text:list text:style-name="L3">
        <text:list-item>
          <text:p text:style-name="P24">1.<text:tab/>Mithra Singam</text:p>
        </text:list-item>
        <text:list-item>
          <text:p text:style-name="P24">2.<text:tab/>Vishnu Ravindra</text:p>
        </text:list-item>
        <text:list-item>
          <text:p text:style-name="P24">3.<text:tab/>Vaibhav</text:p>
        </text:list-item>
        <text:list-item>
          <text:p text:style-name="P24">4.<text:tab/>Harshal Patil</text:p>
        </text:list-item>
        <text:list-item>
          <text:p text:style-name="P24">5.<text:tab/>Matthew</text:p>
        </text:list-item>
        <text:list-item>
          <text:p text:style-name="P24">6.<text:tab/>Gokhan</text:p>
        </text:list-item>
        <text:list-item>
          <text:p text:style-name="P24">7.<text:tab/>Ashok</text:p>
        </text:list-item>
      </text:list>
      <text:p text:style-name="P22"/>
      <text:p text:style-name="P23"><text:span text:style-name="T13">Collaborator URL:</text:span><text:span text:style-name="T14"><text:s text:c="2"/></text:span><text:a xlink:type="simple" xlink:href="https://www.youtube.com/watch?v=3MfTLUA-YXI"><text:span text:style-name="T2">https://www.youtube.com/watch?v=3MfTLUA-YXI</text:span></text:a></text:p>
      <text:p text:style-name="P22"/>
      <text:p text:style-name="P22"><text:span text:style-name="T1">Collaborator Comments:</text:span></text:p>
      <text:list text:style-name="L1">
        <text:list-item>
          <text:p text:style-name="P24">1.<text:tab/>Name: Gokhan</text:p>
          <text:list>
            <text:list-item>
              <text:p text:style-name="P27">a.<text:tab/>Comment: Elaborate the answers for question E.</text:p>
            </text:list-item>
          </text:list>
        </text:list-item>
      </text:list>
      <text:p text:style-name="P22"/>
      <text:p text:style-name="P22"><text:span text:style-name="T1">Reviewer Comments: </text:span></text:p>
      <text:list text:style-name="L1">
        <text:list-item>
          <text:list>
            <text:list-item>
              <text:p text:style-name="P28">1.<text:tab/>BuDeals Team</text:p>
            </text:list-item>
          </text:list>
        </text:list-item>
      </text:list>
      <text:p text:style-name="P29">No comments.</text:p>
      <text:p text:style-name="P22"/>
      <text:p text:style-name="P23"><text:span text:style-name="T13">Reviewer URL: </text:span><text:a xlink:type="simple" xlink:href="https://www.youtube.com/watch?v=yY265jK74yE&amp;feature=youtu.be%22%20%5Ct%20%22_blank"><text:span text:style-name="T2">https://www.youtube.com/watch?v=yY265jK74yE&amp;feature=youtu.be</text:span></text:a></text:p>
      <text:p text:style-name="P22"/>
      <text:p text:style-name="P22"/>
      <text:p text:style-name="P22"><text:span text:style-name="T1">Updated Answer:</text:span></text:p>
      <text:p text:style-name="P22">A.Define ASP and explain why it failed.</text:p>
      <text:p text:style-name="P22">An application service provider (ASP) is defined as an enterprise that delivers application functionality and associated services across a network to multiple customers using a rental or usage-based transaction-pricing model.</text:p>
      <text:p text:style-name="P22">ASP is a failed model because it lacks scalability for the vendor, there is too much customization, generally a single Revenue Model, no inbuilt aggregation of data, and no network effect data to collect and aggregate.</text:p>
      <text:p text:style-name="P25">B. Define Saas <text:tab/></text:p>
      <text:p text:style-name="P22">Software as a Service (SaaS) is a software distribution model in which applications are hosted by a vendor or service provider and made available to customers over a network, typically the Internet.</text:p>
      <text:p text:style-name="P22">C. Define Soa</text:p>
      <text:p text:style-name="P22">Service-Oriented Architecture (SOA) is an architectural style that supports service-orientation. Service-orientation is a way of thinking in terms of services and service-based development and the outcomes of services.</text:p>
      <text:p text:style-name="P22">D. Define Cloud Computing </text:p>
      <text:p text:style-name="P22">The practice of using a network of remote servers hosted on the Internet to store, manage, and process data, rather than a local server or a personal computer.</text:p>
      <text:p text:style-name="P22">E. Describe the relationships among each of the above.</text:p>
      <text:p text:style-name="P22"><text:s/>Namely, that the link between cloud computing ,Saas, Asp and SOA has multiple angles.</text:p>
      <text:p text:style-name="P22"/>
      <text:p text:style-name="P22">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22"/>
      <text:p text:style-name="P22">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22"/>
      <text:p text:style-name="P22">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22"/>
      <text:p text:style-name="P22">Back in 2006 I was doing some research for an event that we were considering running on “IT Sourcing in the 21st Century”. As part of trying to work out what might be in scope and what might be out of scope, I drew this picture:</text:p>
      <text:p text:style-name="P22"/>
      <text:p text:style-name="P22"/>
      <text:p text:style-name="P22"/>
      <text:p text:style-name="P22">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22"/>
      <text:p text:style-name="P22">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22"/>
      <text:p text:style-name="P22">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22"/>
      <text:p text:style-name="P22">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22"/>
      <text:p text:style-name="P22">F. Why has SaaS become so successful </text:p>
      <text:p text:style-name="P22">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22"><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22">Hence Saas is considered the future technology and that is why successful.</text:p>
      <text:p text:style-name="P22"/>
      <text:p text:style-name="P22"><text:span text:style-name="T1"/></text:p>
      <text:p text:style-name="P22"><text:span text:style-name="T1">Reference:</text:span></text:p>
      <text:list text:style-name="L1">
        <text:list-item>
          <text:list>
            <text:list-item>
              <text:p text:style-name="P24">4)<text:tab/>Fox, Armando; Patterson, David (2014-01-03). Engineering Software as a Service: An Agile Approach Using Cloud Computing (Kindle Locations 2250-2251). Strawberry Canyon LLC. Kindle Edition.</text:p>
            </text:list-item>
            <text:list-item>
              <text:p text:style-name="P24">5)<text:tab/>http://www.mwdadvisors.com/blog/2009/02/cloud-computing-saas-and-soa-universal.html</text:p>
            </text:list-item>
            <text:list-item>
              <text:p text:style-name="P24">6)<text:tab/>Wikipedia</text:p>
            </text:list-item>
          </text:list>
        </text:list-item>
      </text:list>
      <text:p text:style-name="P3"/>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3"/>
      <text:p text:style-name="P3"/>
      <text:p text:style-name="P3"/>
      <text:p text:style-name="P3"/>
      <text:p text:style-name="P2">&lt;Question #14&gt;: <text:s/></text:p>
      <text:p text:style-name="P3">Pivotal Tracker URL: <text:a xlink:type="simple" xlink:href="https://www.pivotaltracker.com/story/show/94020778">https://www.pivotaltracker.com/story/show/94020778</text:a></text:p>
      <text:p text:style-name="P3">Owner Name: <text:s/>Aditya Tungaturthi</text:p>
      <text:p text:style-name="P3">Initial Answer:</text:p>
      <text:p text:style-name="P8"/>
      <text:list text:style-name="L5">
        <text:list-item>
          <text:p text:style-name="P11">D: The software implementation layer consists of the Actual Working Code, Active Record, Template View,Transformation View, Data Mapper and REST.</text:p>
        </text:list-item>
        <text:list-item>
          <text:p text:style-name="P11"/>
        </text:list-item>
      </text:list>
      <text:p text:style-name="P30"><text:span text:style-name="T4">As with other software patterns, MVC expresses the "core of the solution" to a problem while allowing it to be adapted for each system.Particular MVC architectures can vary significantly from the traditional description here.</text:span></text:p>
      <text:p text:style-name="P31"><text:span text:style-name="T4">The central component of MVC, the </text:span><text:span text:style-name="T8">model</text:span><text:span text:style-name="T4">, captures the behavior of the application in terms of its </text:span><text:span text:style-name="T15">problem domain</text:span><text:span text:style-name="T4">, independent of the user interface.The model directly manages the data, logic and rules of the application. A </text:span><text:span text:style-name="T8">view </text:span><text:span text:style-name="T4">can be any output representation of information, such as a chart or a diagram; multiple views of the same information are possible, such as a bar chart for management and a tabular view for accountants. The third part, the </text:span><text:span text:style-name="T8">controller</text:span><text:span text:style-name="T4">, accepts input and converts it to commands for the model or view.</text:span></text:p>
      <text:p text:style-name="P32"><text:span text:style-name="T6">Interactions</text:span></text:p>
      <text:p text:style-name="P31"><text:span text:style-name="T4">In addition to dividing the application into three kinds of components, the model–view–controller design defines the interactions between them.</text:span></text:p>
      <text:list text:style-name="L2">
        <text:list-item>
          <text:p text:style-name="P33"><text:span text:style-name="T4">A </text:span><text:span text:style-name="T6">controller</text:span><text:span text:style-name="T4">can send commands to the model to update the model's state (e.g., editing a document). It can also send commands to its associated view to change the view's presentation of the model (e.g., by scrolling through a document).</text:span></text:p>
        </text:list-item>
        <text:list-item>
          <text:p text:style-name="P33"><text:span text:style-name="T4">A </text:span><text:span text:style-name="T6">model </text:span><text:span text:style-name="T4">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15">poll <text:s/></text:span><text:span text:style-name="T4">the model for updates rather than being notified.</text:span></text:p>
        </text:list-item>
        <text:list-item>
          <text:p text:style-name="P33"><text:span text:style-name="T4">A</text:span><text:span text:style-name="T6"><text:s/>view </text:span><text:span text:style-name="T4">requests information from the model that it uses to generate an output representation to the user.</text:span></text:p>
        </text:list-item>
      </text:list>
      <text:p text:style-name="P34"/>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ferences: TextBook</text:p>
      <text:p text:style-name="P5"/>
      <text:p text:style-name="P3">Collaborators: <text:s/>BU NoticeI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BU Bus App</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6">Pipes-and-Filter:</text:span></text:p>
      <text:p text:style-name="P35"><text:span text:style-name="T1">a)Illustration:</text:span><text:span text:style-name="T17"><text:s/></text:span></text:p>
      <text:p text:style-name="P35">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35">b)<text:span text:style-name="T1">Where it is used:</text:span></text:p>
      <text:p text:style-name="P35"><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35">c)<text:span text:style-name="T1"><text:s/>Advantages :</text:span></text:p>
      <text:list text:style-name="L6">
        <text:list-item>
          <text:list>
            <text:list-item>
              <text:list>
                <text:list-item>
                  <text:list>
                    <text:list-item>
                      <text:list>
                        <text:list-item>
                          <text:p text:style-name="P36">Filters stand alone and can be treated as black boxes</text:p>
                        </text:list-item>
                        <text:list-item>
                          <text:p text:style-name="P36">Filters interact with other components in limited ways. </text:p>
                        </text:list-item>
                        <text:list-item>
                          <text:p text:style-name="P36">Filters interact with other components in limited ways. </text:p>
                        </text:list-item>
                      </text:list>
                    </text:list-item>
                  </text:list>
                </text:list-item>
              </text:list>
            </text:list-item>
          </text:list>
        </text:list-item>
      </text:list>
      <text:p text:style-name="P2"><text:span text:style-name="T1"><text:s text:c="55"/>Disadvantages:</text:span></text:p>
      <text:list text:style-name="L7">
        <text:list-item>
          <text:p text:style-name="P37">Because the problem is decomposed into sequential steps, a batch mentality is encouraged. It is difficult to create entire interactive applications using this style.</text:p>
        </text:list-item>
        <text:list-item>
          <text:p text:style-name="P37"><text:span text:style-name="T18">i</text:span>f a filter can not produce any output until it has received all of its input, the filter will require a buffer of unlimited size. If fixed size buffers are used, the system could deadlock. A sort filter has this problem.</text:p>
        </text:list-item>
      </text:list>
      <text:p text:style-name="P2"><text:span text:style-name="T1"/></text:p>
      <text:p text:style-name="P2"/>
      <text:p text:style-name="P3"><text:span text:style-name="T16">Client-Server:</text:span><text:span text:style-name="T2"><text:s/></text:span></text:p>
      <text:p text:style-name="P38"><text:span text:style-name="T1"><text:s/></text:span></text:p>
      <text:p text:style-name="P39"><text:span text:style-name="T1"><text:s/>a)Illustration:</text:span></text:p>
      <text:p text:style-name="P39">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39">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39"/>
      <text:p text:style-name="P39">c) <text:span text:style-name="T1">Disadvantage</text:span>: Stand alone failure as if the server crashes, the entire application is affected. It’s called the single point of failure.</text:p>
      <text:p text:style-name="P39"><text:s text:c="4"/><text:span text:style-name="T1">Advantage: </text:span>Multiple requests could be handled by the system, as many clients could contact the main server workstation in parallel.</text:p>
      <text:p text:style-name="P38"><text:span text:style-name="T1"/></text:p>
      <text:p text:style-name="P38"><text:span text:style-name="T16">Links Used: </text:span>http://www.webopedia.com/TERM/C/client_server_architecture.<text:span text:style-name="T1">html</text:span></text:p>
      <text:p text:style-name="P39"><text:span text:style-name="T1"/></text:p>
      <text:p text:style-name="P3"><text:span text:style-name="T16">Peer-to-Peer:</text:span></text:p>
      <text:p text:style-name="P39">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7">
        <text:list-item>
          <text:p text:style-name="P37">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37">It is also used in Instant Messaging which allows users to chat via text messages in real time.</text:p>
        </text:list-item>
      </text:list>
      <text:p text:style-name="P3"><text:span text:style-name="T1"><text:s text:c="18"/><text:tab/>c)Disadvantage:</text:span></text:p>
      <text:list text:style-name="L6">
        <text:list-item>
          <text:list>
            <text:list-item>
              <text:list>
                <text:list-item>
                  <text:list>
                    <text:list-item>
                      <text:list>
                        <text:list-item>
                          <text:p text:style-name="P36">Peer-to-peer networks are generally simpler, but they usually do not offer the same performance under heavy <text:a xlink:type="simple" xlink:href="http://www.webopedia.com/TERM/L/load.html">loads</text:a>.</text:p>
                        </text:list-item>
                        <text:list-item>
                          <text:p text:style-name="P36">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39"><text:span text:style-name="T1">Advantage:</text:span></text:p>
      <text:p text:style-name="P39">Generally, P2P networks are used for sharing files</text:p>
      <text:p text:style-name="P3"><text:span text:style-name="T1"><text:s text:c="27"/></text:span><text:span text:style-name="T16">Links Used:</text:span><text:span text:style-name="T2"><text:s text:c="28"/></text:span></text:p>
      <text:list text:style-name="L8">
        <text:list-item>
          <text:list>
            <text:list-item>
              <text:list>
                <text:list-item>
                  <text:list>
                    <text:list-item>
                      <text:p text:style-name="P40">Link:http://www.webopedia.com/TERM/C/client_server_architecture.html</text:p>
                    </text:list-item>
                    <text:list-item>
                      <text:p text:style-name="P40">Link:http://www.webopedia.com/TERM/C/client_server_architecture.html</text:p>
                    </text:list-item>
                  </text:list>
                </text:list-item>
              </text:list>
            </text:list-item>
          </text:list>
        </text:list-item>
      </text:list>
      <text:p text:style-name="P3"/>
      <text:p text:style-name="P3"><text:span text:style-name="T16">Layered:</text:span></text:p>
      <text:p text:style-name="P39">a)A technique used in designing computer software, hardware, and communications in which system or network components are isolated inlayers so that changes can be made in one layer without affecting the others.</text:p>
      <text:p text:style-name="P39">b)<text:span text:style-name="T1">where it is used:</text:span></text:p>
      <text:list text:style-name="L9">
        <text:list-item>
          <text:list>
            <text:list-item>
              <text:list>
                <text:list-item>
                  <text:list>
                    <text:list-item>
                      <text:p text:style-name="P40">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39"/>
      <text:p text:style-name="P39">c)<text:span text:style-name="T1">Advantages:</text:span></text:p>
      <text:list text:style-name="L2">
        <text:list-item>
          <text:p text:style-name="P37">Layered architecture increases flexibility, maintainability, and scalability. </text:p>
        </text:list-item>
        <text:list-item>
          <text:p text:style-name="P37">Multiple applications can reuse the components.</text:p>
        </text:list-item>
      </text:list>
      <text:p text:style-name="P39"><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41"><text:span text:style-name="T1">Question 16:</text:span></text:p>
      <text:p text:style-name="P42"><text:span text:style-name="T19">Pivotal Tracker URL:</text:span><text:span text:style-name="T20"><text:s/></text:span><text:span text:style-name="T2">https://www.pivotaltracker.com/story/show/94020700</text:span></text:p>
      <text:p text:style-name="P43"><text:span text:style-name="T19">Owner Name:</text:span><text:span text:style-name="T20"><text:s/></text:span>Gokhan Kilic</text:p>
      <text:p text:style-name="P44"><text:span text:style-name="T1">Initial Answer:</text:span></text:p>
      <text:p text:style-name="P45"><text:span text:style-name="T19">a)</text:span><text:span text:style-name="T21"><text:s/></text:span>The Hypertext Transfer Protocol (HTTP) is an application protocol for distributed, collaborative, hypermedia information systems. HTTP is the foundation of data communication for the World Wide Web.</text:p>
      <text:p text:style-name="P45">Hypertext is structured text that uses logical links (hyperlinks) between nodes containing text. HTTP is the protocol to exchange or transfer hypertext.</text:p>
      <text:p text:style-name="P45">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45">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45">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45">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45"/>
      <text:p text:style-name="P45"/>
      <text:p text:style-name="P45"><text:span text:style-name="T19">b)</text:span><text:span text:style-name="T21"><text:s/></text:span>Definition: The IP address 127.0.0.1 is a special purpose address reserved for use on each computer. 127.0.0.1 is conventionally a computer's loopback address.</text:p>
      <text:p text:style-name="P45"/>
      <text:p text:style-name="P45">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45">Though technically not in a private IP address range, all of the addresses 127.0.0.1 up to 127.255.255.255 are reserved for loopback, but 127.0.0.1 is by convention the loopback address in almost all cases.[5]</text:p>
      <text:p text:style-name="P45"/>
      <text:p text:style-name="P45"><text:span text:style-name="T19">c)</text:span><text:span text:style-name="T21"><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45">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45">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45">The ports used for Web servers are: 80 for http or 443 for https (secure) connections. [5]</text:p>
      <text:p text:style-name="P45"/>
      <text:p text:style-name="P45"><text:span text:style-name="T19">d) </text:span>URL stands for Uniform Resource Locator, and is used to specify addresses on the<text:span text:style-name="T22"> </text:span>World Wide Web. A URL is the fundamental network identification for any resource connected to the web (e.g., hypertext pages, images, and sound files).</text:p>
      <text:p text:style-name="P45">URLs have the following format:</text:p>
      <text:p text:style-name="P46"><text:s text:c="2"/>protocol://hostname/other_information</text:p>
      <text:p text:style-name="P47">For example, the URL for Indiana University's home page is:</text:p>
      <text:p text:style-name="P48"><text:span text:style-name="T22"><text:s text:c="2"/></text:span><text:span text:style-name="T2">http://www.indiana.edu/</text:span></text:p>
      <text:p text:style-name="P49">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49"/>
      <text:p text:style-name="P49"><text:span text:style-name="T19">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49">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49">The following figure shows a basic use of DNS, which is finding the IP address of a computer based on its name.[8]<text:span text:style-name="T23"><text:line-break/><text:line-break/></text:span>If we don’t use DNS, we can still use the internet, but everything will be harder to nagigate to and from, DNS is aimed towards human practicality, which simplifies the process by giving meaning to number addresses. [4]</text:p>
      <text:p text:style-name="P50"><text:span text:style-name="T1"/></text:p>
      <text:p text:style-name="P49"><text:span text:style-name="T19">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51"><text:span text:style-name="T1">Reference:</text:span></text:p>
      <text:p text:style-name="P52">RFC 1122, Requirements for Internet Hosts – Communication Layers, R. Braden (ed.), October 1989.</text:p>
      <text:p text:style-name="P52">RFC 1123, Requirements for Internet Hosts – Application and Support, R. Braden (ed.), October 1989</text:p>
      <text:p text:style-name="P52">RFC 1034, Domain Names - Concepts and Facilities, P. Mockapetris, The Internet Society (November 1987)</text:p>
      <text:p text:style-name="P52">Fox, Armando; Patterson, David (2014-01-03). Engineering Software as a Service: An Agile Approach Using Cloud Computing (Kindle Locations 2250-2251). Strawberry Canyon LLC. Kindle Edition.</text:p>
      <text:p text:style-name="P53"><text:span text:style-name="T14">“127.0.0.1” </text:span><text:span text:style-name="T2">http://compnetworking.about.com/od/workingwithipaddresses/g/127_0_0_1_def.htm</text:span></text:p>
      <text:p text:style-name="P52">Postel, John. "RFC 793". Retrieved 29 June 2012.</text:p>
      <text:p text:style-name="P52">ARCHIVED: What is a URL? “<text:span text:style-name="T24">https://kb.iu.edu/d/adnz</text:span>”</text:p>
      <text:p text:style-name="P54">“DNS defined” https://technet.microsoft.com/en-us/library/cc787920%28v=ws.10%29.aspx</text:p>
      <text:p text:style-name="P51"><text:span text:style-name="T1">Collaborators: <text:s/></text:span></text:p>
      <text:p text:style-name="P55">Mithra Singam</text:p>
      <text:p text:style-name="P55">Vishnu Ravindra</text:p>
      <text:p text:style-name="P55">Vaibhav Khandelwal</text:p>
      <text:p text:style-name="P55">Harshal P. Patil</text:p>
      <text:p text:style-name="P55">Matthew Matyus</text:p>
      <text:p text:style-name="P55">Gokhan Kilic</text:p>
      <text:p text:style-name="P55">Ashok Teja</text:p>
      <text:p text:style-name="P2"/>
      <text:p text:style-name="P56"><text:span text:style-name="T25">Collaborator URL:</text:span><text:span text:style-name="T26"><text:s text:c="2"/></text:span><text:span text:style-name="T2">https://youtu.be/yY265jK74yE</text:span><text:span text:style-name="T27"> </text:span></text:p>
      <text:p text:style-name="P2"/>
      <text:p text:style-name="P57"><text:span text:style-name="T1">Collaborator Comments: Democratic Initiatives </text:span><text:span text:style-name="T14"><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41"><text:span text:style-name="T1">Question 17:</text:span></text:p>
      <text:p text:style-name="P58"><text:span text:style-name="T19">Pivotal Tracker URL</text:span><text:span text:style-name="T20">: </text:span><text:span text:style-name="T2">https://www.pivotaltracker.com/story/show/94020658</text:span></text:p>
      <text:p text:style-name="P51"><text:span text:style-name="T1">Owner Name: Gokhan Kilic</text:span></text:p>
      <text:p text:style-name="P44"><text:span text:style-name="T1">Initial Answer:</text:span></text:p>
      <text:p text:style-name="P59">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59"><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59">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8"><text:line-break/><text:line-break/></text:span>Example : Note that query strings (name/value pairs) is sent in the URL of a GET request:<text:span text:style-name="T28"><text:line-break/></text:span></text:p>
      <text:p text:style-name="P60"><text:span text:style-name="T3"><text:s text:c="2"/></text:span>/test/demo_form.asp?name1=value1&amp;name2=value2</text:p>
      <text:p text:style-name="P61">-&gt;Note that query strings (name/value pairs) is sent in the URL of a GET request.</text:p>
      <text:p text:style-name="P59"><text:span text:style-name="T28"><text:line-break/></text:span><text:span text:style-name="T1">PUT:</text:span><text:s/>PUT is most-often utilized for update capabilities, PUT-ing to a known resource URI with the request body containing the newly-updated representation of the original resource.</text:p>
      <text:p text:style-name="P59">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8"><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59">On successful creation, return HTTP status 201, returning a Location header with a link to the newly-created resource with the 201 HTTP status.</text:p>
      <text:p text:style-name="P59">POST is neither safe nor idempotent. It is therefore recommended for non-idempotent resource requests. Making two identical POST requests will most-likely result in two resources containing the same information.<text:span text:style-name="T28"><text:line-break/><text:line-break/></text:span>Example: Note that query strings (name/value pairs) is sent in the URL of a GET request:<text:span text:style-name="T28"><text:line-break/></text:span></text:p>
      <text:p text:style-name="P60"><text:span text:style-name="T3"><text:s text:c="2"/></text:span>POST /test/demo_form.asp HTTP/1.1<text:span text:style-name="T29"><text:line-break/></text:span><text:s text:c="2"/>Host: w3schools.com<text:span text:style-name="T29"><text:line-break/></text:span><text:s text:c="2"/>name1=value1&amp;name2=value2<text:span text:style-name="T29"><text:line-break/></text:span></text:p>
      <text:p text:style-name="P59"><text:span text:style-name="T1">DELETE: </text:span>DELETE is used to delete a resource identified by a URI.</text:p>
      <text:p text:style-name="P59">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59">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59">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8"><text:line-break/></text:span></text:p>
      <text:p text:style-name="P45"><text:span text:style-name="T19">b)</text:span><text:span text:style-name="T21"><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62"/>
      <text:p text:style-name="P63"><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59"/>
      <text:p text:style-name="P43"><text:span text:style-name="T19">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43"><text:span text:style-name="T19">d)</text:span><text:span text:style-name="T21"><text:s/></text:span>The class attribute specifies one or more class names for an element. The class attribute is mostly used to point to a class in a style sheet.[11]<text:line-break/><text:line-break/>Syntax:</text:p>
      <text:p text:style-name="P45">&lt;element class="classname"&gt;<text:line-break/><text:line-break/>Example:</text:p>
      <table:table table:name="Table4" table:style-name="Table1">
        <table:table-column table:style-name="TableColumn1"/>
        <table:table-row>
          <table:table-cell table:style-name="TableCell1">
            <text:p text:style-name="P64"><text:span text:style-name="T30">&lt;</text:span><text:span text:style-name="T31">h1</text:span> <text:span text:style-name="T32">class=</text:span><text:span text:style-name="T33">"intro"</text:span><text:span text:style-name="T30">&gt;</text:span>Header 1<text:span text:style-name="T30">&lt;</text:span><text:span text:style-name="T31">/h1</text:span><text:span text:style-name="T30">&gt;</text:span><text:span text:style-name="T28"><text:line-break/></text:span><text:span text:style-name="T30">&lt;</text:span><text:span text:style-name="T31">p</text:span><text:span text:style-name="T30">&gt;</text:span>A paragraph.<text:span text:style-name="T30">&lt;</text:span><text:span text:style-name="T31">/p</text:span><text:span text:style-name="T30">&gt;</text:span><text:span text:style-name="T28"><text:line-break/></text:span><text:span text:style-name="T30">&lt;</text:span><text:span text:style-name="T31">p</text:span> <text:span text:style-name="T32">class=</text:span><text:span text:style-name="T33">"important"</text:span><text:span text:style-name="T30">&gt;</text:span>Note that this is an important paragraph. :)<text:span text:style-name="T30">&lt;</text:span><text:span text:style-name="T31">/p</text:span><text:span text:style-name="T30">&gt;</text:span></text:p>
          </table:table-cell>
        </table:table-row>
      </table:table>
      <text:p text:style-name="P45"/>
      <text:p text:style-name="P45"/>
      <text:p text:style-name="P45"/>
      <text:p text:style-name="P43"><text:span text:style-name="T19">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43">The element selector selects elements based on the element name.<text:line-break/><text:line-break/><text:span text:style-name="T34">p </text:span><text:span text:style-name="T35">{</text:span><text:line-break/><text:span text:style-name="T35">    </text:span><text:span text:style-name="T36">text-align:</text:span><text:span text:style-name="T37"> center;</text:span><text:line-break/><text:span text:style-name="T35">    </text:span><text:span text:style-name="T36">color:</text:span><text:span text:style-name="T37"> red;</text:span><text:line-break/><text:span text:style-name="T35">}</text:span><text:line-break/><text:line-break/><text:span text:style-name="T1">The id Selector</text:span></text:p>
      <text:p text:style-name="P43">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65"><text:span text:style-name="T31">#para1 </text:span><text:span text:style-name="T38">{</text:span><text:span text:style-name="T39"><text:line-break/></text:span><text:span text:style-name="T38">    </text:span>text-align:<text:span text:style-name="T33"> center;</text:span><text:span text:style-name="T39"><text:line-break/></text:span><text:span text:style-name="T38">    </text:span>color:<text:span text:style-name="T33"> red;</text:span><text:span text:style-name="T39"><text:line-break/></text:span><text:span text:style-name="T38">}</text:span></text:p>
      <text:p text:style-name="P66"/>
      <text:p text:style-name="P43"><text:span text:style-name="T1">The class Selector</text:span></text:p>
      <text:p text:style-name="P43">The class selector selects elements with a specific class attribute. To select elements with a specific class, write a period character, followed by the name of the class: In the example, all HTML elements with class="center" will be center-aligned:</text:p>
      <text:p text:style-name="P65"><text:span text:style-name="T31">.center </text:span><text:span text:style-name="T38">{</text:span><text:span text:style-name="T39"><text:line-break/></text:span><text:span text:style-name="T38">    </text:span>text-align:<text:span text:style-name="T33"> center;</text:span><text:span text:style-name="T39"><text:line-break/></text:span><text:span text:style-name="T38">    </text:span>color:<text:span text:style-name="T33"> red;</text:span><text:span text:style-name="T39"><text:line-break/></text:span><text:span text:style-name="T38">}</text:span></text:p>
      <text:p text:style-name="P43"/>
      <text:p text:style-name="P43"><text:span text:style-name="T1">Grouping Selectors</text:span></text:p>
      <table:table table:name="Table5" table:style-name="Table1">
        <table:table-column table:style-name="TableColumn1"/>
        <table:table-column table:style-name="TableColumn1"/>
        <table:table-row>
          <table:table-cell table:style-name="TableCell1">
            <text:p text:style-name="P67"><text:span text:style-name="T31">h1 </text:span><text:span text:style-name="T40">{</text:span><text:span text:style-name="T39"><text:line-break/></text:span><text:span text:style-name="T40">    </text:span>text-align:<text:span text:style-name="T33"> center;</text:span><text:span text:style-name="T39"><text:line-break/></text:span><text:span text:style-name="T40">    </text:span>color:<text:span text:style-name="T33"> red;</text:span><text:span text:style-name="T39"><text:line-break/></text:span><text:span text:style-name="T40">}</text:span><text:span text:style-name="T39"><text:line-break/><text:line-break/></text:span><text:span text:style-name="T31">h2 </text:span><text:span text:style-name="T40">{</text:span><text:span text:style-name="T39"><text:line-break/></text:span><text:span text:style-name="T40">    </text:span>text-align:<text:span text:style-name="T33"> center;</text:span><text:span text:style-name="T39"><text:line-break/></text:span><text:span text:style-name="T40">    </text:span>color:<text:span text:style-name="T33"> red;</text:span><text:span text:style-name="T39"><text:line-break/></text:span><text:span text:style-name="T40">}</text:span><text:span text:style-name="T39"><text:line-break/><text:line-break/></text:span><text:span text:style-name="T31">p </text:span><text:span text:style-name="T40">{</text:span><text:span text:style-name="T39"><text:line-break/></text:span><text:span text:style-name="T40">    </text:span>text-align:<text:span text:style-name="T33"> center;</text:span><text:span text:style-name="T39"><text:line-break/></text:span><text:span text:style-name="T40">    </text:span>color:<text:span text:style-name="T33"> red;</text:span><text:span text:style-name="T39"><text:line-break/></text:span><text:span text:style-name="T40">}</text:span></text:p>
          </table:table-cell>
          <table:table-cell table:style-name="TableCell1">
            <text:p text:style-name="P68"><text:span text:style-name="T31">h1, h2, p </text:span><text:span text:style-name="T38">{</text:span><text:span text:style-name="T39"><text:line-break/></text:span><text:span text:style-name="T38">    </text:span>text-align:<text:span text:style-name="T33"> center;</text:span><text:span text:style-name="T39"><text:line-break/></text:span><text:span text:style-name="T38">    </text:span>color:<text:span text:style-name="T33"> red;</text:span><text:span text:style-name="T39"><text:line-break/></text:span><text:span text:style-name="T38">}</text:span></text:p>
          </table:table-cell>
        </table:table-row>
      </table:table>
      <text:p text:style-name="P43">If you have elements with the same style definitions, such as on the left, you can group the selectors, to minimize the code. To group selectors, separate each selector with a comma. On the right we have grouped the selectors. [12]</text:p>
      <text:p text:style-name="P43"/>
      <text:p text:style-name="P43"/>
      <text:p text:style-name="P43"/>
      <text:p text:style-name="P45"/>
      <text:p text:style-name="P8"/>
      <text:p text:style-name="P51"><text:span text:style-name="T1">Reference:</text:span></text:p>
      <text:p text:style-name="P69"><text:span text:style-name="T14">“Using HTTP Methods for RESTful Services” </text:span><text:span text:style-name="T2">http://www.restapitutorial.com/lessons/httpmethods.html</text:span></text:p>
      <text:p text:style-name="P54">Fielding, R. T.; Taylor, R. N. (2000). "Principled design of the modern Web architecture". pp. 407–416. doi:10.1145/337180.337228.</text:p>
      <text:p text:style-name="P69"><text:span text:style-name="T14">“HTML class Attribute” </text:span><text:span text:style-name="T2">http://www.w3schools.com/tags/att_global_class.asp</text:span></text:p>
      <text:p text:style-name="P69"><text:span text:style-name="T14">“HTML id Attribute” </text:span><text:span text:style-name="T2">http://www.w3schools.com/tags/att_global_id.asp</text:span></text:p>
      <text:p text:style-name="P69"><text:span text:style-name="T14">“CSS Selectors” </text:span><text:span text:style-name="T2">http://www.w3schools.com/css/css_selectors.asp</text:span></text:p>
      <text:p text:style-name="P51"><text:span text:style-name="T1">Collaborators: <text:s/></text:span></text:p>
      <text:list text:style-name="L3">
        <text:list-item>
          <text:p text:style-name="P37">Mithra Singam</text:p>
        </text:list-item>
        <text:list-item>
          <text:p text:style-name="P37">Vishnu Ravindra</text:p>
        </text:list-item>
        <text:list-item>
          <text:p text:style-name="P37">Vaibhav Khandelwal</text:p>
        </text:list-item>
        <text:list-item>
          <text:p text:style-name="P37">Harshal P. Patil</text:p>
        </text:list-item>
        <text:list-item>
          <text:p text:style-name="P37">Matthew Matyus</text:p>
        </text:list-item>
        <text:list-item>
          <text:p text:style-name="P37">Gokhan Kilic</text:p>
        </text:list-item>
        <text:list-item>
          <text:p text:style-name="P37">Ashok Teja</text:p>
        </text:list-item>
      </text:list>
      <text:p text:style-name="P2"/>
      <text:p text:style-name="P56"><text:span text:style-name="T25">Collaborator URL:</text:span><text:span text:style-name="T26"><text:s text:c="2"/></text:span><text:span text:style-name="T2">https://youtu.be/yY265jK74yE</text:span><text:span text:style-name="T27"> </text:span></text:p>
      <text:p text:style-name="P2"/>
      <text:p text:style-name="P57"><text:span text:style-name="T1">Collaborator Comments: Democratic Initiatives </text:span><text:span text:style-name="T14"><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70"/>
      <text:p text:style-name="P70">A) While objects have types, the variables that reference them do not. </text:p>
      <text:p text:style-name="P70"/>
      <text:p text:style-name="P70">B) @x specifies an instance variable and @@ x specifies a class (static) variable. The namespaces are distinct, so @x and @@ x are different variables. </text:p>
      <text:p text:style-name="P70"/>
      <text:p text:style-name="P70">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70"/>
      <text:p text:style-name="P70">D) The method <text:span text:style-name="T1">each</text:span><text:s/>is an iterator available in all Ruby classes that are collection-like. </text:p>
      <text:p text:style-name="P70">Example:</text:p>
      <text:p text:style-name="P71"><text:tab/></text:p>
      <text:p text:style-name="P71"><text:s text:c="6"/>ary <text:span text:style-name="T41">=</text:span><text:s/><text:span text:style-name="T41">[</text:span><text:span text:style-name="T42">1</text:span><text:span text:style-name="T41">,</text:span><text:span text:style-name="T42">2</text:span><text:span text:style-name="T41">,</text:span><text:span text:style-name="T42">3</text:span><text:span text:style-name="T41">,</text:span><text:span text:style-name="T42">4</text:span><text:span text:style-name="T41">,</text:span><text:span text:style-name="T42">5</text:span><text:span text:style-name="T41">]</text:span><text:s/>ary<text:span text:style-name="T41">.</text:span>each <text:span text:style-name="T43">do</text:span><text:s/><text:span text:style-name="T41">|</text:span>i<text:span text:style-name="T41">|</text:span><text:s text:c="4"/>puts i <text:span text:style-name="T43">end</text:span></text:p>
      <text:p text:style-name="P70"/>
      <text:p text:style-name="P70"/>
      <text:p text:style-name="P70">E) In a lexically-scoped language such as Ruby, variables are visible to the scope within which they’re created and to all scopes enclosed by that scope. <text:s/></text:p>
      <text:p text:style-name="P70"/>
      <text:p text:style-name="P70">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70"/>
      <text:p text:style-name="P70">Poetry Mode in Action:</text:p>
      <text:p text:style-name="P72"/>
      <text:p text:style-name="P72">a.should(be.send(:&gt;=,7)) </text:p>
      <text:p text:style-name="P72">a.should(be() &gt;= 7) </text:p>
      <text:p text:style-name="P72">a.should be &gt;= 7</text:p>
      <text:p text:style-name="P2"/>
      <text:p text:style-name="P70">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73"><text:span text:style-name="T1"><text:tab/>Example:</text:span></text:p>
      <text:p text:style-name="P73"><text:span text:style-name="T1"/></text:p>
      <text:p text:style-name="P74"><text:span text:style-name="T44"><text:tab/>class</text:span><text:s/>SomeClass <text:s text:c="2"/></text:p>
      <text:p text:style-name="P73"><text:span text:style-name="T1"/></text:p>
      <text:p text:style-name="P74"><text:span text:style-name="T44"><text:s text:c="2"/><text:tab/><text:s text:c="2"/>def</text:span><text:s/>initialize<text:span text:style-name="T45">(</text:span>value1<text:span text:style-name="T45">)</text:span><text:s text:c="5"/></text:p>
      <text:p text:style-name="P75"><text:span text:style-name="T1"><text:s text:c="4"/><text:tab/><text:s text:c="4"/>@value1</text:span><text:span text:style-name="T46"><text:s/>= value1 <text:s text:c="2"/></text:span></text:p>
      <text:p text:style-name="P73"><text:span text:style-name="T1"><text:s text:c="2"/><text:tab/><text:s text:c="2"/>end</text:span><text:span text:style-name="T46"><text:s/>  <text:s/></text:span></text:p>
      <text:p text:style-name="P74"><text:s/></text:p>
      <text:p text:style-name="P74"><text:span text:style-name="T44"><text:s text:c="2"/><text:tab/><text:s text:c="2"/>def</text:span><text:s/>value_printer<text:span text:style-name="T45">(</text:span>value2<text:span text:style-name="T45">)</text:span><text:s text:c="5"/></text:p>
      <text:p text:style-name="P76"><text:span text:style-name="T47"><text:s text:c="4"/><text:tab/><text:s text:c="4"/>lambda</text:span><text:span text:style-name="T46"><text:s/></text:span><text:span text:style-name="T45">{</text:span><text:span text:style-name="T47">puts</text:span><text:span text:style-name="T46"><text:s/></text:span>"Value1: #{@value1}, Value2: #{value2}"<text:span text:style-name="T45">}</text:span><text:span text:style-name="T46"><text:s text:c="3"/></text:span></text:p>
      <text:p text:style-name="P73"><text:span text:style-name="T1"><text:s text:c="2"/><text:tab/><text:s text:c="2"/>end</text:span><text:span text:style-name="T46"><text:s/></text:span></text:p>
      <text:p text:style-name="P73"><text:span text:style-name="T1"/></text:p>
      <text:p text:style-name="P73"><text:span text:style-name="T1"><text:tab/>end</text:span><text:span text:style-name="T46"><text:s/>  </text:span></text:p>
      <text:p text:style-name="P74"/>
      <text:p text:style-name="P74"><text:span text:style-name="T44"><text:s text:c="9"/>def</text:span><text:s/><text:span text:style-name="T47">caller</text:span><text:span text:style-name="T45">(</text:span>some_closure<text:span text:style-name="T45">)</text:span><text:s text:c="3"/></text:p>
      <text:p text:style-name="P74"><text:s text:c="10"/>some_closure.<text:span text:style-name="T48">call</text:span><text:s/></text:p>
      <text:p text:style-name="P73"><text:span text:style-name="T1"><text:s text:c="9"/>end</text:span><text:span text:style-name="T46"><text:s/>  </text:span></text:p>
      <text:p text:style-name="P74"/>
      <text:p text:style-name="P74"><text:s text:c="9"/>some_class = SomeClass.<text:span text:style-name="T48">new</text:span><text:span text:style-name="T45">(</text:span><text:span text:style-name="T42">5</text:span><text:span text:style-name="T45">)</text:span></text:p>
      <text:p text:style-name="P74"><text:s text:c="9"/>printer = some_class.<text:span text:style-name="T48">value_printer</text:span><text:span text:style-name="T45">(</text:span><text:span text:style-name="T49">"some value"</text:span><text:span text:style-name="T45">)</text:span><text:s/>  </text:p>
      <text:p text:style-name="P77"><text:span text:style-name="T1"><text:s text:c="9"/>caller</text:span><text:span text:style-name="T45">(</text:span><text:span text:style-name="T46">printer</text:span><text:span text:style-name="T45">)</text:span></text:p>
      <text:p text:style-name="P78"><text:s text:c="8"/>Value1: 5, Value2: some value</text:p>
      <text:p text:style-name="P79"><text:span text:style-name="T14">Reference: </text:span><text:a xlink:type="simple" xlink:href="%22"><text:span text:style-name="T50">http://www.skorks.com/2010/05/closures-a-simple-explanation-using-ruby/</text:span></text:a></text:p>
      <text:p text:style-name="P2"/>
      <text:p text:style-name="P70">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80"/>
      <text:p text:style-name="P80"><text:s/><text:tab/><text:span text:style-name="T43">def</text:span><text:s/>test</text:p>
      <text:p text:style-name="P81"><text:span text:style-name="T51"><text:s text:c="4"/><text:tab/>puts </text:span>"You are in the method"</text:p>
      <text:p text:style-name="P80"><text:s text:c="4"/><text:tab/><text:span text:style-name="T43">yield</text:span><text:s text:c="4"/></text:p>
      <text:p text:style-name="P81"><text:span text:style-name="T51"><text:s text:c="4"/><text:tab/>puts </text:span>"You are again back to the method"</text:p>
      <text:p text:style-name="P80"><text:s text:c="4"/><text:tab/><text:span text:style-name="T43">yield</text:span><text:s/></text:p>
      <text:p text:style-name="P82"><text:tab/>end<text:span text:style-name="T51"><text:s/></text:span></text:p>
      <text:p text:style-name="P81"><text:span text:style-name="T51"><text:tab/>test </text:span><text:span text:style-name="T41">{</text:span><text:span text:style-name="T51">puts </text:span>"You are in the block"<text:span text:style-name="T41">}</text:span></text:p>
      <text:p text:style-name="P83"><text:s/><text:tab/>This will produce the following result:</text:p>
      <text:p text:style-name="P80"><text:span text:style-name="T52"><text:tab/>You</text:span><text:s/>are <text:span text:style-name="T43">in</text:span><text:s/>the method</text:p>
      <text:p text:style-name="P80"><text:span text:style-name="T52"><text:tab/>You</text:span><text:s/>are <text:span text:style-name="T43">in</text:span><text:s/>the block</text:p>
      <text:p text:style-name="P80"><text:span text:style-name="T52"><text:tab/>You</text:span><text:s/>are again back to the method </text:p>
      <text:p text:style-name="P80"><text:span text:style-name="T52"><text:tab/>You</text:span><text:s/>are <text:span text:style-name="T43">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text:span text:style-name="T1"/></text:p>
      <text:list text:style-name="L10">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10">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3"><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3"><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37">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4">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3">Pivotal Tracker URL: <text:s/></text:p>
      <text:p text:style-name="P3">Owner Name: <text:s/>Vishnu Ravindra</text:p>
      <text:p text:style-name="P3">Initial Answer:</text:p>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84"/>
      <text:p text:style-name="P8">Fast, Independent, Repeatable, Self-checking, and Timely. </text:p>
      <text:p text:style-name="P84"/>
      <text:p text:style-name="P85">Fast: it should be easy and quick to run the subset of test cases relevant to your current coding task, to avoid interfering with your train of thought. We will use a Ruby tool called Autotest to help with this. </text:p>
      <text:p text:style-name="P84"/>
      <text:p text:style-name="P85">Independent: No test should rely on preconditions created by other tests, so that we can prioritize running only a subset of tests that cover recent code changes. </text:p>
      <text:p text:style-name="P84"/>
      <text:p text:style-name="P85">Repeatable: test behavior should not depend on external factors such as today’s date or on “magic constants” that will break the tests if their values change.</text:p>
      <text:p text:style-name="P84"/>
      <text:p text:style-name="P85">Self-checking: each test should be able to determine on its own whether it passed or failed, rather than relying on humans to check its output. </text:p>
      <text:p text:style-name="P84"/>
      <text:p text:style-name="P85">Timely: tests should be created or updated at the same time as the code being tested. As we’ll see, with test-driven development the tests are written immediately before the code.</text:p>
      <text:p text:style-name="P84"/>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86"><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86"><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87"><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11">
        <text:list-item>
          <text:list>
            <text:list-item>
              <text:p text:style-name="P6">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11">
        <text:list-item>
          <text:list>
            <text:list-item>
              <text:p text:style-name="P6">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11">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11">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1">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11">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1">
        <text:list-item>
          <text:list>
            <text:list-item>
              <text:p text:style-name="P6">Identify and describe the mechanism provided by relational databases to model associations.</text:p>
            </text:list-item>
          </text:list>
        </text:list-item>
      </text:list>
      <text:p text:style-name="P88">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89">Class Moviegoer</text:p>
      <text:p text:style-name="P89"><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3"/>
      <text:p text:style-name="P3"/>
      <text:p text:style-name="P3"/>
      <text:p text:style-name="P2">ANS. &lt;Question #36&gt;: <text:s/></text:p>
      <text:p text:style-name="P3">Pivotal Tracker URL: <text:s/>https://www.pivotaltracker.com/n/projects/1339742/stories/94019158</text:p>
      <text:p text:style-name="P3">Owner Name: <text:s/>Aditya Tungaturthi</text:p>
      <text:p text:style-name="P3">Initial Answer:</text:p>
      <text:p text:style-name="P5"/>
      <text:p text:style-name="P5"/>
      <text:p text:style-name="P5">a. Through-associations handle indirect relationships in Rails. </text:p>
      <text:p text:style-name="P5"/>
      <text:p text:style-name="P5">b. Class Moviegoer </text:p>
      <text:p text:style-name="P5"><text:s text:c="3"/>has_many :reviews </text:p>
      <text:p text:style-name="P5"><text:s text:c="3"/>has_many :movies, through =&gt; :reviews </text:p>
      <text:p text:style-name="P5"/>
      <text:p text:style-name="P5">c. The RESTful way to create routes for associations is to use a nested route URI which captures the IDs of the resource and of the items associated with that resource. </text:p>
      <text:p text:style-name="P5"/>
      <text:p text:style-name="P5">d.resources :movies do </text:p>
      <text:p text:style-name="P5"><text:tab/>resources :reviews </text:p>
      <text:p text:style-name="P5"><text:s text:c="2"/>end </text:p>
      <text:p text:style-name="P5"/>
      <text:p text:style-name="P5">e. When a movie is deleted, anything that is owned by association to that movie needs to be deleted as well. This is done through the statement dependent=&gt;destroy, which is added to the owned field. </text:p>
      <text:p text:style-name="P5"/>
      <text:p text:style-name="P5">f. Named scope allows for reuse of model logic. It encapsulates specific model logic in a composable way. Lambda expressions work well with named scopes because they allow the passing of arguments into the named scope. </text:p>
      <text:p text:style-name="P5"/>
      <text:p text:style-name="P5">g. Using a named scope does not incur performance penalties. Named scopes are lazily evaluated, meaning that there is no database query till a match occurs. This also means that it can occur in any order.</text:p>
      <text:p text:style-name="P5"/>
      <text:p text:style-name="P5">References: TextBook </text:p>
      <text:p text:style-name="P5"/>
      <text:p text:style-name="P3">Collaborators: <text:s/>BU NoticeIt</text:p>
      <text:p text:style-name="P3">Collaborator URL: <text:s/>&lt;Hangout on Air URL&gt;</text:p>
      <text:p text:style-name="P3">Collaborator Comments:</text:p>
      <text:p text:style-name="P3"><text:tab/>Kunal Patil</text:p>
      <text:p text:style-name="P3"><text:tab/>Anup Patil</text:p>
      <text:p text:style-name="P3"><text:tab/>Abhijit Jhachak</text:p>
      <text:p text:style-name="P5">Aditya Tungaturthi<text:line-break/></text:p>
      <text:p text:style-name="P2">Updated Answer:</text:p>
      <text:p text:style-name="P5">&lt;Updated Answer&gt;</text:p>
      <text:p text:style-name="P5">&lt;Additional References&gt;</text:p>
      <text:p text:style-name="P5"/>
      <text:p text:style-name="P3">Reviewer: <text:s/>BU Bus App</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3"/>
      <text:p text:style-name="P3"/>
      <text:p text:style-name="P3"/>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55">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55">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6">∕</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7">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88">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90"><text:span text:style-name="T4">Owner Name: Chris Maltzan</text:span></text:p>
      <text:p text:style-name="P90"><text:span text:style-name="T4">Initial Answer:</text:span></text:p>
      <text:p text:style-name="P91"/>
      <text:p text:style-name="P90"><text:span text:style-name="T6">PART A</text:span></text:p>
      <text:p text:style-name="P91"/>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92"><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57">Fox, A., Patterson, D. (2012) </text:span><text:span text:style-name="T58">CS 169 - Software Engineering,</text:span><text:span text:style-name="T57">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59"> </text:span><text:span text:style-name="T57">(Accessed: 5/10/2015).</text:span></text:p>
      <text:p text:style-name="P92"><text:span text:style-name="T4">Garvey, L. (2014) </text:span><text:span text:style-name="T8">Feature Flags on Rails, </text:span><text:span text:style-name="T4">Available at:</text:span><text:a xlink:type="simple" xlink:href="https://www.reinteractive.net/posts/221-feature-flags-on-rails"><text:span text:style-name="T60">https://www.reinteractive.net/posts/221-feature-flags-on-rails</text:span></text:a><text:span text:style-name="T61"> </text:span><text:span text:style-name="T4">(Accessed: 5/10/2015).</text:span></text:p>
      <text:p text:style-name="P92"><text:span text:style-name="T4">Phabricator (2015) </text:span><text:span text:style-name="T8">Performance: N+1 Query Problem, </text:span><text:span text:style-name="T4">Available at:</text:span><text:a xlink:type="simple" xlink:href="https://secure.phabricator.com/book/phabcontrib/article/n_plus_one/"><text:span text:style-name="T60">https://secure.phabricator.com/book/phabcontrib/article/n_plus_one/</text:span></text:a><text:span text:style-name="T61"> </text:span><text:span text:style-name="T4">(Accessed: 5/10/2015).</text:span></text:p>
      <text:p text:style-name="P92"><text:span text:style-name="T4">Rails Guides (2014) </text:span><text:span text:style-name="T8">Caching with Rails: An overview, </text:span><text:span text:style-name="T4">Available at:</text:span><text:a xlink:type="simple" xlink:href="http://guides.rubyonrails.org/caching_with_rails.html"><text:span text:style-name="T60">http://guides.rubyonrails.org/caching_with_rails.html</text:span></text:a><text:span text:style-name="T4">(Accessed: 5/10/2015).</text:span></text:p>
      <text:p text:style-name="P2"><text:span text:style-name="T1"/></text:p>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8"><text:span text:style-name="T62">ANS by APEKSHA PAWAR -<text:line-break/></text:span>Write your own section of our Lessons Learned document for the class by summarizing:</text:p>
      <text:p text:style-name="P93">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93">b.      Note any concepts, principles, skills, tools, etc. that you would have liked to learn, but that we didn't cover.<text:line-break/>b. I would have liked to learn a bit about security and layering related to software engineering.</text:p>
      <text:p text:style-name="P93">c.       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P93">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 </text:p>
      <text:p text:style-name="P94">e.      THANK YOU!</text:p>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